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cc1d" officeooo:paragraph-rsid="0002cc1d"/>
    </style:style>
    <style:style style:name="P2" style:family="paragraph" style:parent-style-name="Standard">
      <style:text-properties officeooo:rsid="00037a93" officeooo:paragraph-rsid="00037a93"/>
    </style:style>
    <style:style style:name="T1" style:family="text">
      <style:text-properties officeooo:rsid="00064679"/>
    </style:style>
    <style:style style:name="T2" style:family="text">
      <style:text-properties officeooo:rsid="000740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 gente! <text:span text:style-name="T1">Meu nome é Antonio </text:span><text:span text:style-name="T2">Oliveira</text:span></text:p>
      <text:p text:style-name="P2">Olá, eu sou uma nova linh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22:09:55.868000000</meta:creation-date>
    <dc:date>2023-11-08T17:59:32.410000000</dc:date>
    <meta:editing-duration>PT1M39S</meta:editing-duration>
    <meta:editing-cycles>4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" meta:word-count="13" meta:character-count="64" meta:non-whitespace-character-count="53"/>
  </office:meta>
</office:document-meta>
</file>